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Basic/Standard/flag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0b0" officeooo:paragraph-rsid="001c30b0"/>
    </style:style>
    <style:style style:name="P2" style:family="paragraph" style:parent-style-name="Standard">
      <style:text-properties officeooo:rsid="001c30b0" officeooo:paragraph-rsid="001d5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Wow, what an amazing file!</text:p>
      <text:p text:style-name="P2"/>
      <text:p text:style-name="P2">There's just a whole bunch of junk written here, promise.</text:p>
      <text:p text:style-name="P2"/>
      <text:p text:style-name="P2">The flag isn't written here, look elsewhere.</text:p>
      <text:p text:style-name="P2"/>
      <text:p text:style-name="P2">How many more sentences will you read?</text:p>
      <text:p text:style-name="P2"/>
      <text:p text:style-name="P2">More like how many more am I willing to write...</text:p>
      <text:p text:style-name="P2"/>
      <text:p text:style-name="P2">Lol just kidding, i could ramble on like this all day!</text:p>
      <text:p text:style-name="P2"/>
      <text:p text:style-name="P2">Wow, what an amazing file!</text:p>
      <text:p text:style-name="P2"/>
      <text:p text:style-name="P2">There's just a whole bunch of junk written here, promise.</text:p>
      <text:p text:style-name="P2"/>
      <text:p text:style-name="P2">The flag isn't written here, look elsewhere.</text:p>
      <text:p text:style-name="P2"/>
      <text:p text:style-name="P2">How many more sentences will you read?</text:p>
      <text:p text:style-name="P2"/>
      <text:p text:style-name="P2">More like how many more am I willing to write...</text:p>
      <text:p text:style-name="P2"/>
      <text:p text:style-name="P2">Lol just kidding, i could ramble on like this all day!</text:p>
      <text:p text:style-name="P2"/>
      <text:p text:style-name="P2">Wow, what an amazing file!</text:p>
      <text:p text:style-name="P2"/>
      <text:p text:style-name="P2">There's just a whole bunch of junk written here, promise.</text:p>
      <text:p text:style-name="P2"/>
      <text:p text:style-name="P2">The flag isn't written here, look elsewhere.</text:p>
      <text:p text:style-name="P2"/>
      <text:p text:style-name="P2">How many more sentences will you read?</text:p>
      <text:p text:style-name="P2"/>
      <text:p text:style-name="P2">More like how many more am I willing to write...</text:p>
      <text:p text:style-name="P2"/>
      <text:p text:style-name="P2">Lol just kidding, i could ramble on like this all day!</text:p>
      <text:p text:style-name="P2"/>
      <text:p text:style-name="P2">Wow, what an amazing file!</text:p>
      <text:p text:style-name="P2"/>
      <text:p text:style-name="P2">There's just a whole bunch of junk written here, promise.</text:p>
      <text:p text:style-name="P2"/>
      <text:p text:style-name="P2">The flag isn't written here, look elsewhere.</text:p>
      <text:p text:style-name="P2"/>
      <text:p text:style-name="P2">How many more sentences will you read?</text:p>
      <text:p text:style-name="P2"/>
      <text:p text:style-name="P2">More like how many more am I willing to write...</text:p>
      <text:p text:style-name="P2"/>
      <text:p text:style-name="P2">Lol just kidding, i could ramble on like this all day!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7T02:08:13.229815167</meta:creation-date>
    <dc:date>2019-11-17T02:14:31.865344292</dc:date>
    <meta:editing-duration>PT6M18S</meta:editing-duration>
    <meta:editing-cycles>2</meta:editing-cycles>
    <meta:generator>LibreOffice/6.3.3.2$Linux_X86_64 LibreOffice_project/30$Build-2</meta:generator>
    <meta:document-statistic meta:table-count="0" meta:image-count="0" meta:object-count="0" meta:page-count="1" meta:paragraph-count="24" meta:word-count="200" meta:character-count="1068" meta:non-whitespace-character-count="892"/>
  </office:meta>
</office:document-meta>
</file>

<file path=Basic/Standard/flag.xml><?xml version="1.0" encoding="utf-8"?>
<!DOCTYPE module  PUBLIC '-//OpenOffice.org//DTD OfficeDocument 1.0//EN'  'module.dtd'>
<script:module xmlns:script="http://openoffice.org/2000/script" script:name="flag" script:language="StarBasic" script:moduleType="normal">REM  *****  BASIC  *****

Sub Main
TUCTF{ST0P_TRUST1NG_M4CR0S_FR0M_4N_UNKN0WN_S0URC3}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lag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